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NUTRIMENTOS DE ANIMALES NUEVO-HORIZONTE E.I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OXAPAMP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2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NUTRIMENTOS DE ANIMALES NUEVO HORIZONTE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ELMER FABIAN CALLUPE AGUILAR</text:p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ANDUR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3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2T17:56:2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